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16.536cm"/>
    </style:style>
    <style:style style:name="ro1" style:family="table-row">
      <style:table-row-properties style:row-height="4.0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Ubuntu" fo:font-size="14pt" style:font-size-asian="14pt" style:font-size-complex="14pt"/>
    </style:style>
    <style:style style:name="ce2" style:family="table-cell" style:parent-style-name="Default">
      <style:table-cell-properties fo:wrap-option="wrap"/>
      <style:text-properties style:font-name="Ubuntu" fo:font-size="18pt" style:font-size-asian="18pt" style:font-size-complex="18pt"/>
    </style:style>
    <style:style style:name="ce3" style:family="table-cell" style:parent-style-name="Default">
      <style:table-cell-properties style:cell-protect="hidden-and-protected" style:print-content="true" fo:wrap-option="wrap"/>
      <style:text-properties style:font-name="Ubuntu" fo:font-size="18pt" style:font-size-asian="18pt" style:font-size-complex="18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Ubuntu" fo:font-size="18pt" style:font-size-asian="18pt" style:font-size-complex="18pt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/>
          <table:table-cell table:style-name="ce2" table:number-columns-repeated="7"/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 table:number-columns-spanned="3" table:number-rows-spanned="1">
            <text:p>Diario Di Bordo – Scuola Lavoro</text:p>
          </table:table-cell>
          <table:covered-table-cell table:number-columns-repeated="2" table:style-name="ce2"/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2" table:number-columns-repeated="7"/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Ora</text:p>
          </table:table-cell>
          <table:table-cell table:style-name="ce2" office:value-type="string" calcext:value-type="string">
            <text:p>Descrizione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2" table:number-columns-repeated="7"/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Prima Settimana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18-04-20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roduzione all'Alternanza Scuola Lavoro</text:p>
          </table:table-cell>
          <table:table-cell table:style-name="ce2" office:value-type="string" calcext:value-type="string" table:number-columns-spanned="1" table:number-rows-spanned="6">
            <text:p>Bertoni</text:p>
          </table:table-cell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 table:number-columns-spanned="1" table:number-rows-spanned="2">
            <text:p>Incontro con un rappresentante della MANZ AG. Abbiamo parlato di Organigramma aziendale, della divisione dei compiti all'interno di un'azienda e della storia della Manz AG soffermandoci soprattutto sullo stabilimento di Sasso Marconi.</text:p>
          </table:table-cell>
          <table:covered-table-cell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covered-table-cell table:number-columns-repeated="2"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bbiamo provato ad impostare l'ambiente AMPLIO per la archiviazione del Diario di Bordo e dei files attinenti alla Scuola Lavoro. Causa varie problematiche abbiamo deciso di cambiare piattaforma.</text:p>
          </table:table-cell>
          <table:covered-table-cell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 table:number-columns-spanned="1" table:number-rows-spanned="2">
            <text:p>Abbiamo parlato di possibili idee progettuali, incentrandoci sulla creatività, proponendo molte idee. In una seconda fase abbiamo scartato le idee meno interessanti o troppo onerose rispetto alle nostre capacità e risorse.</text:p>
          </table:table-cell>
          <table:covered-table-cell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covered-table-cell table:number-columns-repeated="2"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19-04-20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piegazione alla classe della piattaforma per la gestione dei files relativi al progetto github.com. Sono state in oltre scartate altre proposte relative al progetto.</text:p>
          </table:table-cell>
          <table:table-cell table:style-name="ce2" office:value-type="string" calcext:value-type="string" table:number-columns-spanned="1" table:number-rows-spanned="3">
            <text:p>Bertoni</text:p>
          </table:table-cell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 table:number-columns-spanned="1" table:number-rows-spanned="2">
            <text:p>Incontro con un tutor della Philip Morris. Ci è stato spiegato come costruire un Buisness Plan e le persone coinvolte con esso (acronimo R.A.C.I.).</text:p>
          </table:table-cell>
          <table:covered-table-cell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covered-table-cell table:number-columns-repeated="2"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 table:number-columns-spanned="1" table:number-rows-spanned="2">
            <text:p>Incontro con un tutor aziendale della DATALOGIC. Spiegazione sui prodotti tipici: indentificatori, marcatori laser, sensori(in particolare fotosensori), visione artificiale ecc... <text:s text:c="58"/>Spiegazione sul funzionamento di un fotocellula. <text:s text:c="11"/>Spiegazione riguardante fasi della REALIZZAZIONE DI UN PROGETTO.</text:p>
          </table:table-cell>
          <table:table-cell table:style-name="ce2" office:value-type="string" calcext:value-type="string" table:number-columns-spanned="1" table:number-rows-spanned="2">
            <text:p>Ramos</text:p>
          </table:table-cell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covered-table-cell table:number-columns-repeated="2"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dee progettuali</text:p>
          </table:table-cell>
          <table:table-cell table:style-name="ce2" office:value-type="string" calcext:value-type="string">
            <text:p>Bertoni</text:p>
          </table:table-cell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20-04-20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iorganizzazione appunti di Github</text:p>
          </table:table-cell>
          <table:table-cell table:style-name="ce2" office:value-type="string" calcext:value-type="string">
            <text:p>Malandra</text:p>
          </table:table-cell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 table:number-columns-spanned="1" table:number-rows-spanned="2">
            <text:p>Incontro con tutor aziendali della Marzocchi pompe srl. Spiegazione storia dell'azienda e marketing.</text:p>
          </table:table-cell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covered-table-cell table:style-name="ce3"/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mpostazione di una presentazione in inglese</text:p>
          </table:table-cell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ielaborazione degli appunti e creazione di account su Github</text:p>
          </table:table-cell>
          <table:table-cell table:style-name="ce2" table:number-columns-repeated="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21-04-20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scussione sulle <text:s/>idee progettuali</text:p>
          </table:table-cell>
          <table:table-cell table:style-name="ce2" office:value-type="string" calcext:value-type="string" table:number-columns-spanned="1" table:number-rows-spanned="6">
            <text:p>Capolli, Boutkayoud</text:p>
          </table:table-cell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contro con tutor aziendali della Site e presentazione generale di come è strutturata l'azienda; e le aree business di cui si occupa. Successivamente ci è stata spiegata la struttura dell' organigramma di essa.</text:p>
          </table:table-cell>
          <table:covered-table-cell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piegazione della fibra ottica , e della struttura della rete telefonica tradizionale e della sua evoluzione. <text:s text:c="17"/>Spiegazione delle fasi di lavoro e dei metodi per fare arrivare le fibre ottiche all'utente.</text:p>
          </table:table-cell>
          <table:covered-table-cell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 table:number-columns-spanned="1" table:number-rows-spanned="2">
            <text:p>Rielaborazione informazioni ottenute da questo incontro,e archiviazione su Github</text:p>
          </table:table-cell>
          <table:covered-table-cell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covered-table-cell table:number-columns-repeated="2"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2"/>
          <table:covered-table-cell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22-04-201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23-04-201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 table:number-rows-repeated="8">
          <table:table-cell/>
          <table:table-cell table:style-name="ce2" table:number-columns-repeated="7"/>
          <table:table-cell table:number-columns-repeated="1016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0/00/0000</text:date>, <text:time style:data-style-name="N2" text:time-value="10:26:27.19868898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6:56:10.452000000</meta:creation-date>
    <dc:date>2016-04-23T10:29:11.084521356</dc:date>
    <meta:editing-duration>PT34M25S</meta:editing-duration>
    <meta:editing-cycles>9</meta:editing-cycles>
    <meta:generator>LibreOffice/4.3.3.2$Linux_X86_64 LibreOffice_project/430m0$Build-2</meta:generator>
    <meta:document-statistic meta:table-count="1" meta:cell-count="69" meta:object-count="0"/>
  </office:meta>
</office:document-meta>
</file>